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e Kisio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4/10</text:p>
          </table:table-cell>
          <table:table-cell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bos acceuil cnrs</text:p>
          </table:table-cell>
          <table:table-cell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1:38:33.81993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03-07T11:39:05.870903000</dc:date>
    <meta:editing-duration>PT16M4S</meta:editing-duration>
    <meta:editing-cycles>16</meta:editing-cycles>
    <meta:generator>LibreOffice/5.4.6.2$MacOSX_X86_64 LibreOffice_project/4014ce260a04f1026ba855d3b8d91541c224eab8</meta:generator>
    <meta:document-statistic meta:table-count="2" meta:cell-count="24" meta:object-count="0"/>
  </office:meta>
</office:document-meta>
</file>